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Roboto, SegoeUI, 'Segoe UI', 'Helvetica Neue', Helvetica, 'Microsoft YaHei', 'Meiryo UI', Meiryo, 'Arial Unicode MS', sans-serif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106cm" style:contextual-spacing="false" fo:text-indent="0cm" style:auto-text-indent="false" fo:padding-left="0.265cm" fo:padding-right="0cm" fo:padding-top="0.265cm" fo:padding-bottom="0.265cm" fo:border-left="0.06pt solid #000000" fo:border-right="none" fo:border-top="0.06pt solid #000000" fo:border-bottom="0.06pt solid #000000"/>
    </style:style>
    <style:style style:name="P2" style:family="paragraph" style:parent-style-name="Preformatted_20_Text">
      <style:paragraph-properties fo:margin-top="0cm" fo:margin-bottom="0.106cm" style:contextual-spacing="false" fo:padding-left="0.265cm" fo:padding-right="0cm" fo:padding-top="0.265cm" fo:padding-bottom="0.265cm" fo:border-left="0.06pt solid #000000" fo:border-right="none" fo:border-top="0.06pt solid #000000" fo:border-bottom="0.06pt solid #000000"/>
    </style:style>
    <style:style style:name="P3" style:family="paragraph" style:parent-style-name="Standard">
      <style:paragraph-properties fo:margin-top="0.053cm" fo:margin-bottom="0.247cm" style:contextual-spacing="false" style:line-height-at-least="0.582cm"/>
    </style:style>
    <style:style style:name="P4" style:family="paragraph" style:parent-style-name="Standard">
      <style:paragraph-properties fo:margin-left="0cm" fo:margin-right="0cm" fo:margin-top="0.053cm" fo:margin-bottom="0.247cm" style:contextual-spacing="false" style:line-height-at-least="0.582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 style:list-style-name="L1">
      <style:paragraph-properties fo:margin-left="0cm" fo:margin-right="0cm" fo:margin-top="0.318cm" fo:margin-bottom="0cm" style:contextual-spacing="false" fo:orphans="2" fo:widows="2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margin-top="0.318cm" fo:margin-bottom="0cm" style:contextual-spacing="false" fo:orphans="2" fo:widows="2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margin-top="0.318cm" fo:margin-bottom="0cm" style:contextual-spacing="false" fo:orphans="2" fo:widows="2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.053cm" fo:margin-right="0.053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5">
      <style:paragraph-properties fo:margin-left="0.053cm" fo:margin-right="0.053cm" fo:margin-top="0cm" fo:margin-bottom="0cm" style:contextual-spacing="false" fo:orphans="2" fo:widows="2" fo:text-indent="0cm" style:auto-text-indent="false" fo:padding="0cm" fo:border="none"/>
    </style:style>
    <style:style style:name="P12" style:family="paragraph" style:parent-style-name="Text_20_body" style:list-style-name="L6">
      <style:paragraph-properties fo:margin-left="0.053cm" fo:margin-right="0.053cm" fo:margin-top="0cm" fo:margin-bottom="0cm" style:contextual-spacing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top="0.053cm" fo:margin-bottom="0.247cm" style:contextual-spacing="false" style:line-height-at-least="0.582cm"/>
    </style:style>
    <style:style style:name="T1" style:family="text">
      <style:text-properties fo:font-size="12pt" fo:font-weight="bold" loext:padding="0cm" loext:border="none"/>
    </style:style>
    <style:style style:name="T2" style:family="text"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11111" loext:opacity="100%" style:font-name="apple-system" fo:font-size="12pt" fo:letter-spacing="normal" fo:font-style="normal" fo:font-weight="bold"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4" style:family="text">
      <style:text-properties fo:font-variant="normal" fo:text-transform="none" fo:color="#111111" loext:opacity="100%" style:font-name="apple-system" fo:font-size="12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111111" loext:opacity="100%" style:font-name="apple-system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111111" loext:opacity="100%" style:text-line-through-style="none" style:text-line-through-type="none" style:font-name="inherit" fo:font-size="10.5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style:text-line-through-style="none" style:text-line-through-type="none" style:font-name="inherit" fo:font-size="10.5pt" style:text-underline-style="none" style:text-blinking="false" loext:padding="0cm" loext:border="none"/>
    </style:style>
    <style:style style:name="T8" style:family="text">
      <style:text-properties fo:font-size="10.5pt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ien sûr, je peux détailler le code JavaScript que vous avez fourni. Voici une explication de chaque partie :</text:p>
      <text:list xml:id="list2782936217" text:style-name="L1">
        <text:list-item>
          <text:p text:style-name="P7"><text:span text:style-name="Strong_20_Emphasis"><text:span text:style-name="T2">Récupération des éléments HTML</text:span></text:span><text:span text:style-name="T2"> : Les trois premières lignes récupèrent des éléments HTML à partir de leurs identifiants. Ces éléments seront utilisés plus tard pour afficher les choix de l’utilisateur et de l’ordinateur, ainsi que le résultat du jeu.</text:span></text:p>
        </text:list-item>
      </text:list>
      <text:p text:style-name="P13"><text:span text:style-name="T1">JavaScript</text:span><text:span text:style-name="T8">Code généré par l'IA. Examinez et utilisez soigneusement. </text:span><text:a xlink:type="simple" xlink:href="https://www.bing.com/new#faq" office:target-frame-name="_blank" xlink:show="new" text:style-name="Internet_20_link" text:visited-style-name="Visited_20_Internet_20_Link"><text:span text:style-name="T7">Plus d'informations sur la FAQ</text:span></text:a><text:span text:style-name="T8">.</text:span></text:p>
      <text:p text:style-name="P1"><text:span text:style-name="Source_20_Text">const contenantChoixOrdinateur = document.getElementById('choix-ordinateur');</text:span></text:p>
      <text:p text:style-name="P2"><text:span text:style-name="Source_20_Text">const contenantChoixUtilisateur = document.getElementById('choix-utilisateur');</text:span></text:p>
      <text:p text:style-name="P2"><text:span text:style-name="Source_20_Text">const contenantChoixResultat = document.getElementById('resultat');</text:span></text:p>
      <text:list xml:id="list848293588" text:style-name="L2">
        <text:list-item>
          <text:p text:style-name="P8"><text:span text:style-name="Strong_20_Emphasis"><text:span text:style-name="T2">Récupération des boutons</text:span></text:span><text:span text:style-name="T2"> : La ligne suivante récupère tous les boutons de la page. Ces boutons seront utilisés pour enregistrer les choix de l’utilisateur.</text:span></text:p>
        </text:list-item>
      </text:list>
      <text:p text:style-name="P3"><text:span text:style-name="T1">JavaScript</text:span><text:span text:style-name="T8">Code généré par l'IA. Examinez et utilisez soigneusement. </text:span><text:a xlink:type="simple" xlink:href="https://www.bing.com/new#faq" office:target-frame-name="_blank" xlink:show="new" text:style-name="Internet_20_link" text:visited-style-name="Visited_20_Internet_20_Link"><text:span text:style-name="T7">Plus d'informations sur la FAQ</text:span></text:a><text:span text:style-name="T8">.</text:span></text:p>
      <text:p text:style-name="P1"><text:span text:style-name="Source_20_Text">const choixPossibles = document.querySelectorAll('button');</text:span></text:p>
      <text:list xml:id="list4065939891" text:style-name="L3">
        <text:list-item>
          <text:p text:style-name="P9"><text:span text:style-name="Strong_20_Emphasis"><text:span text:style-name="T2">Initialisation des variables</text:span></text:span><text:span text:style-name="T2"> : Les trois lignes suivantes initialisent les variables qui seront utilisées pour stocker les choix de l’utilisateur et de l’ordinateur, ainsi que le résultat du jeu.</text:span></text:p>
        </text:list-item>
      </text:list>
      <text:p text:style-name="P13"><text:span text:style-name="T1">JavaScript</text:span><text:span text:style-name="T8">Code généré par l'IA. Examinez et utilisez soigneusement. </text:span><text:a xlink:type="simple" xlink:href="https://www.bing.com/new#faq" office:target-frame-name="_blank" xlink:show="new" text:style-name="Internet_20_link" text:visited-style-name="Visited_20_Internet_20_Link"><text:span text:style-name="T7">Plus d'informations sur la FAQ</text:span></text:a><text:span text:style-name="T8">.</text:span></text:p>
      <text:p text:style-name="P1"><text:span text:style-name="Source_20_Text">let choixUtilisateur</text:span></text:p>
      <text:p text:style-name="P2"><text:span text:style-name="Source_20_Text">let resultat</text:span></text:p>
      <text:p text:style-name="P2"><text:span text:style-name="Source_20_Text">let choixOrdinateur</text:span></text:p>
      <text:list xml:id="list2797819065" text:style-name="L4">
        <text:list-item>
          <text:p text:style-name="P10"><text:span text:style-name="Strong_20_Emphasis"><text:span text:style-name="T2"><text:line-break/>Enregistrement des choix de l’utilisateur</text:span></text:span><text:span text:style-name="T2"> : Le bloc de code suivant ajoute un écouteur d’événements à chaque bouton. Lorsqu’un bouton est cliqué, le choix de l’utilisateur est enregistré et le choix de l’ordinateur est généré. Ensuite, la fonction </text:span><text:span text:style-name="Source_20_Text"><text:span text:style-name="T3">verification()</text:span></text:span><text:span text:style-name="T2"> est appelée pour déterminer le résultat du jeu.</text:span></text:p>
        </text:list-item>
      </text:list>
      <text:p text:style-name="P13"><text:span text:style-name="T1">JavaScript</text:span><text:span text:style-name="T8">Code généré par l'IA. Examinez et utilisez soigneusement. </text:span><text:a xlink:type="simple" xlink:href="https://www.bing.com/new#faq" office:target-frame-name="_blank" xlink:show="new" text:style-name="Internet_20_link" text:visited-style-name="Visited_20_Internet_20_Link"><text:span text:style-name="T7">Plus d'informations sur la FAQ</text:span></text:a><text:span text:style-name="T8">.</text:span></text:p>
      <text:p text:style-name="P1"><text:span text:style-name="Source_20_Text">choixPossibles.forEach(choixPossible =&gt; choixPossible.addEventListener('click', (e) =&gt; {</text:span></text:p>
      <text:p text:style-name="P2"><text:span text:style-name="Source_20_Text"><text:s text:c="4"/>choixUtilisateur = e.target.id;</text:span></text:p>
      <text:p text:style-name="P2"><text:span text:style-name="Source_20_Text"><text:s text:c="4"/>contenantChoixUtilisateur.innerHTML = `&lt;img src = "${choixUtilisateur}.png" &gt;`;</text:span></text:p>
      <text:p text:style-name="P2"><text:span text:style-name="Source_20_Text"><text:s text:c="4"/>generer_choix_ordinateur();</text:span></text:p>
      <text:p text:style-name="P2"><text:span text:style-name="Source_20_Text"><text:s text:c="4"/>verification()</text:span></text:p>
      <text:p text:style-name="P2"><text:span text:style-name="Source_20_Text">}))</text:span></text:p>
      <text:list xml:id="list173953588" text:style-name="L5">
        <text:list-item>
          <text:p text:style-name="P11"><text:span text:style-name="Strong_20_Emphasis"><text:span text:style-name="T2">Génération du choix de l’ordinateur</text:span></text:span><text:span text:style-name="T2"> : La fonction </text:span><text:span text:style-name="Source_20_Text"><text:span text:style-name="T3">generer_choix_ordinateur()</text:span></text:span><text:span text:style-name="T2"> génère un nombre aléatoire entre 1 et 3, puis utilise ce nombre pour déterminer le choix de l’ordinateur.</text:span></text:p>
        </text:list-item>
      </text:list>
      <text:p text:style-name="P6"/>
      <text:p text:style-name="P3"><text:soft-page-break/><text:span text:style-name="T1">JavaScript</text:span><text:span text:style-name="T8">Code généré par l'IA. Examinez et utilisez soigneusement. </text:span><text:a xlink:type="simple" xlink:href="https://www.bing.com/new#faq" office:target-frame-name="_blank" xlink:show="new" text:style-name="Internet_20_link" text:visited-style-name="Visited_20_Internet_20_Link"><text:span text:style-name="T7">Plus d'informations sur la FAQ</text:span></text:a><text:span text:style-name="T8">.</text:span></text:p>
      <text:p text:style-name="P1"><text:span text:style-name="Source_20_Text">function generer_choix_ordinateur(){</text:span></text:p>
      <text:p text:style-name="P2"><text:span text:style-name="Source_20_Text"><text:s text:c="4"/>random = Math.floor(Math.random()*3)+1 </text:span></text:p>
      <text:p text:style-name="P2"><text:span text:style-name="Source_20_Text"><text:s text:c="4"/>if(random === 1){ </text:span></text:p>
      <text:p text:style-name="P2"><text:span text:style-name="Source_20_Text"><text:s text:c="8"/>choixOrdinateur = "pierre"</text:span></text:p>
      <text:p text:style-name="P2"><text:span text:style-name="Source_20_Text"><text:s text:c="4"/>}</text:span></text:p>
      <text:p text:style-name="P2"><text:span text:style-name="Source_20_Text"><text:s text:c="4"/>if(random === 2){ </text:span></text:p>
      <text:p text:style-name="P2"><text:span text:style-name="Source_20_Text"><text:s text:c="8"/>choixOrdinateur = "papier"</text:span></text:p>
      <text:p text:style-name="P2"><text:span text:style-name="Source_20_Text"><text:s text:c="4"/>}</text:span></text:p>
      <text:p text:style-name="P2"><text:span text:style-name="Source_20_Text"><text:s text:c="4"/>if(random === 3){ </text:span></text:p>
      <text:p text:style-name="P2"><text:span text:style-name="Source_20_Text"><text:s text:c="8"/>choixOrdinateur = "ciseaux"</text:span></text:p>
      <text:p text:style-name="P2"><text:span text:style-name="Source_20_Text"><text:s text:c="4"/>}</text:span></text:p>
      <text:p text:style-name="P2"><text:span text:style-name="Source_20_Text"><text:s text:c="4"/>contenantChoixOrdinateur.innerHTML = `&lt;img src = "${choixOrdinateur}.png" &gt;`;</text:span></text:p>
      <text:p text:style-name="P2"><text:span text:style-name="Source_20_Text">}</text:span></text:p>
      <text:list xml:id="list3034328575" text:style-name="L6">
        <text:list-item>
          <text:p text:style-name="P12"><text:span text:style-name="Strong_20_Emphasis"><text:span text:style-name="T2">Vérification du résultat</text:span></text:span><text:span text:style-name="T2"> : La fonction </text:span><text:span text:style-name="Source_20_Text"><text:span text:style-name="T3">verification()</text:span></text:span><text:span text:style-name="T2"> compare les choix de l’utilisateur et de l’ordinateur pour déterminer le résultat du jeu.</text:span></text:p>
        </text:list-item>
      </text:list>
      <text:p text:style-name="P4"><text:span text:style-name="T4">JavaScript</text:span><text:span text:style-name="T5">Code généré par l'IA. Examinez et utilisez soigneusement. </text:span><text:a xlink:type="simple" xlink:href="https://www.bing.com/new#faq" office:target-frame-name="_blank" xlink:show="new" text:style-name="Internet_20_link" text:visited-style-name="Visited_20_Internet_20_Link"><text:span text:style-name="T6">Plus d'informations sur la FAQ</text:span></text:a><text:span text:style-name="T5">.</text:span></text:p>
      <text:p text:style-name="P1"><text:span text:style-name="Source_20_Text">function verification(){</text:span></text:p>
      <text:p text:style-name="P2"><text:span text:style-name="Source_20_Text"><text:s text:c="4"/>if(choixUtilisateur == choixOrdinateur){</text:span></text:p>
      <text:p text:style-name="P2"><text:span text:style-name="Source_20_Text"><text:s text:c="12"/>resultat = "Egalité!";</text:span></text:p>
      <text:p text:style-name="P2"><text:span text:style-name="Source_20_Text"><text:s text:c="4"/>}</text:span></text:p>
      <text:p text:style-name="P2"><text:span text:style-name="Source_20_Text"><text:s text:c="4"/>// les cas où le joueur perd</text:span></text:p>
      <text:p text:style-name="P2"><text:span text:style-name="Source_20_Text"><text:s text:c="4"/>if(choixUtilisateur == "pierre" &amp;&amp; choixOrdinateur == "papier"){</text:span></text:p>
      <text:p text:style-name="P2"><text:span text:style-name="Source_20_Text"><text:s text:c="10"/>resultat = "Perdu!";</text:span></text:p>
      <text:p text:style-name="P2"><text:span text:style-name="Source_20_Text"><text:s text:c="4"/>}</text:span></text:p>
      <text:p text:style-name="P2"><text:span text:style-name="Source_20_Text"><text:s text:c="4"/>//...</text:span></text:p>
      <text:p text:style-name="P2"><text:span text:style-name="Source_20_Text"><text:s text:c="4"/>// les cas où le joueur gagne</text:span></text:p>
      <text:p text:style-name="P2"><text:span text:style-name="Source_20_Text"><text:s text:c="2"/>if(choixUtilisateur == "pierre" &amp;&amp; choixOrdinateur == "ciseaux"){</text:span></text:p>
      <text:p text:style-name="P2"><text:span text:style-name="Source_20_Text"><text:s text:c="8"/>resultat = "Gagné!";</text:span></text:p>
      <text:p text:style-name="P2"><text:span text:style-name="Source_20_Text"><text:s text:c="2"/>}</text:span></text:p>
      <text:p text:style-name="P2"><text:span text:style-name="Source_20_Text"><text:s text:c="2"/>//...</text:span></text:p>
      <text:p text:style-name="P2"><text:span text:style-name="Source_20_Text"><text:s text:c="2"/>contenantChoixResultat.innerHTML = `&lt;p&gt;${resultat}&lt;/p&gt;`;</text:span></text:p>
      <text:p text:style-name="P2"><text:span text:style-name="Source_20_Text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Roboto, SegoeUI, 'Segoe UI', 'Helvetica Neue', Helvetica, 'Microsoft YaHei', 'Meiryo UI', Meiryo, 'Arial Unicode MS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1:25:50.100792715</meta:creation-date>
    <dc:date>2023-11-02T11:28:37.099705437</dc:date>
    <meta:editing-duration>PT2M47S</meta:editing-duration>
    <meta:editing-cycles>1</meta:editing-cycles>
    <meta:document-statistic meta:table-count="0" meta:image-count="0" meta:object-count="0" meta:page-count="2" meta:paragraph-count="55" meta:word-count="416" meta:character-count="3335" meta:non-whitespace-character-count="2837"/>
    <meta:generator>LibreOffice/7.3.7.2$Linux_X86_64 LibreOffice_project/30$Build-2</meta:generator>
  </office:meta>
</office:document-meta>
</file>